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Text_20_body" style:list-style-name="L3">
      <style:text-properties officeooo:paragraph-rsid="00097514"/>
    </style:style>
    <style:style style:name="P3" style:family="paragraph" style:parent-style-name="Text_20_body" style:list-style-name="L4">
      <style:text-properties officeooo:paragraph-rsid="00097514"/>
    </style:style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>
      <style:text-properties officeooo:paragraph-rsid="00097514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officeooo:rsid="00097514"/>
    </style:style>
    <style:style style:name="T2" style:family="text">
      <style:text-properties fo:font-weight="bold" officeooo:rsid="00097514" style:font-weight-asian="bold" style:font-weight-complex="bold"/>
    </style:style>
    <style:style style:name="T3" style:family="text">
      <style:text-properties fo:font-weight="normal" officeooo:rsid="00097514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nguajes De Programación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3_2858948798" text:style-name="Index_20_Link" text:visited-style-name="Index_20_Link">PHP<text:tab/>2</text:a></text:p>
          <text:p text:style-name="P1"><text:a xlink:type="simple" xlink:href="#__RefHeading___Toc5_2858948798" text:style-name="Index_20_Link" text:visited-style-name="Index_20_Link">Java<text:tab/>2</text:a></text:p>
          <text:p text:style-name="P1"><text:a xlink:type="simple" xlink:href="#__RefHeading___Toc7_2858948798" text:style-name="Index_20_Link" text:visited-style-name="Index_20_Link">JavaScript<text:tab/>2</text:a></text:p>
          <text:p text:style-name="P1"><text:a xlink:type="simple" xlink:href="#__RefHeading___Toc9_2858948798" text:style-name="Index_20_Link" text:visited-style-name="Index_20_Link">Ruby<text:tab/>2</text:a></text:p>
          <text:p text:style-name="P1"><text:a xlink:type="simple" xlink:href="#__RefHeading___Toc11_2858948798" text:style-name="Index_20_Link" text:visited-style-name="Index_20_Link">Go<text:tab/>2</text:a></text:p>
          <text:p text:style-name="P1"><text:a xlink:type="simple" xlink:href="#__RefHeading___Toc13_2858948798" text:style-name="Index_20_Link" text:visited-style-name="Index_20_Link">Python<text:tab/>2</text:a></text:p>
          <text:p text:style-name="P1"><text:a xlink:type="simple" xlink:href="#__RefHeading___Toc15_2858948798" text:style-name="Index_20_Link" text:visited-style-name="Index_20_Link">Cobol<text:tab/>2</text:a></text:p>
          <text:p text:style-name="P1"><text:a xlink:type="simple" xlink:href="#__RefHeading___Toc17_2858948798" text:style-name="Index_20_Link" text:visited-style-name="Index_20_Link">C<text:tab/>2</text:a></text:p>
          <text:p text:style-name="P1"><text:a xlink:type="simple" xlink:href="#__RefHeading___Toc19_2858948798" text:style-name="Index_20_Link" text:visited-style-name="Index_20_Link">Pascal<text:tab/>2</text:a></text:p>
          <text:p text:style-name="P1"><text:a xlink:type="simple" xlink:href="#__RefHeading___Toc21_2858948798" text:style-name="Index_20_Link" text:visited-style-name="Index_20_Link">C++<text:tab/>2</text:a></text:p>
          <text:p text:style-name="P1"><text:a xlink:type="simple" xlink:href="#__RefHeading___Toc23_2858948798" text:style-name="Index_20_Link" text:visited-style-name="Index_20_Link">TypeScript<text:tab/>2</text:a></text:p>
          <text:p text:style-name="P1"><text:a xlink:type="simple" xlink:href="#__RefHeading___Toc25_2858948798" text:style-name="Index_20_Link" text:visited-style-name="Index_20_Link">Objective C<text:tab/>2</text:a></text:p>
          <text:p text:style-name="P1"><text:a xlink:type="simple" xlink:href="#__RefHeading___Toc27_2858948798" text:style-name="Index_20_Link" text:visited-style-name="Index_20_Link">C#<text:tab/>2</text:a></text:p>
          <text:p text:style-name="P1"><text:a xlink:type="simple" xlink:href="#__RefHeading___Toc29_2858948798" text:style-name="Index_20_Link" text:visited-style-name="Index_20_Link">Visual Basic<text:tab/>2</text:a></text:p>
          <text:p text:style-name="P1"><text:a xlink:type="simple" xlink:href="#__RefHeading___Toc31_2858948798" text:style-name="Index_20_Link" text:visited-style-name="Index_20_Link">Rust<text:tab/>2</text:a></text:p>
          <text:p text:style-name="P1"><text:a xlink:type="simple" xlink:href="#__RefHeading___Toc33_2858948798" text:style-name="Index_20_Link" text:visited-style-name="Index_20_Link">Scheme<text:tab/>2</text:a></text:p>
          <text:p text:style-name="P1"><text:a xlink:type="simple" xlink:href="#__RefHeading___Toc35_2858948798" text:style-name="Index_20_Link" text:visited-style-name="Index_20_Link">Swift<text:tab/>2</text:a></text:p>
          <text:p text:style-name="P1"><text:a xlink:type="simple" xlink:href="#__RefHeading___Toc37_2858948798" text:style-name="Index_20_Link" text:visited-style-name="Index_20_Link">Ensamblador<text:tab/>2</text:a></text:p>
          <text:p text:style-name="P1"><text:a xlink:type="simple" xlink:href="#__RefHeading___Toc39_2858948798" text:style-name="Index_20_Link" text:visited-style-name="Index_20_Link">Fortran<text:tab/>2</text:a></text:p>
          <text:p text:style-name="P1"><text:a xlink:type="simple" xlink:href="#__RefHeading___Toc41_2858948798" text:style-name="Index_20_Link" text:visited-style-name="Index_20_Link">ADA<text:tab/>2</text:a></text:p>
          <text:p text:style-name="P1"><text:a xlink:type="simple" xlink:href="#__RefHeading___Toc43_2858948798" text:style-name="Index_20_Link" text:visited-style-name="Index_20_Link">Prolog<text:tab/>2</text:a></text:p>
          <text:p text:style-name="P1"><text:a xlink:type="simple" xlink:href="#__RefHeading___Toc45_2858948798" text:style-name="Index_20_Link" text:visited-style-name="Index_20_Link">Tcl<text:tab/>2</text:a></text:p>
          <text:p text:style-name="P1"><text:a xlink:type="simple" xlink:href="#__RefHeading___Toc47_2858948798" text:style-name="Index_20_Link" text:visited-style-name="Index_20_Link">Simula<text:tab/>2</text:a></text:p>
          <text:p text:style-name="P1"><text:a xlink:type="simple" xlink:href="#__RefHeading___Toc49_2858948798" text:style-name="Index_20_Link" text:visited-style-name="Index_20_Link">Kotlin<text:tab/>2</text:a></text:p>
          <text:p text:style-name="P1"><text:a xlink:type="simple" xlink:href="#__RefHeading___Toc51_2858948798" text:style-name="Index_20_Link" text:visited-style-name="Index_20_Link">Tcl<text:tab/>2</text:a></text:p>
          <text:p text:style-name="P1"><text:a xlink:type="simple" xlink:href="#__RefHeading___Toc53_2858948798" text:style-name="Index_20_Link" text:visited-style-name="Index_20_Link">Simula<text:tab/>3</text:a></text:p>
          <text:p text:style-name="P1"><text:a xlink:type="simple" xlink:href="#__RefHeading___Toc55_2858948798" text:style-name="Index_20_Link" text:visited-style-name="Index_20_Link">Smalltalk<text:tab/>3</text:a></text:p>
          <text:p text:style-name="P1"><text:a xlink:type="simple" xlink:href="#__RefHeading___Toc57_2858948798" text:style-name="Index_20_Link" text:visited-style-name="Index_20_Link">Perl<text:tab/>3</text:a></text:p>
          <text:p text:style-name="P1"><text:a xlink:type="simple" xlink:href="#__RefHeading___Toc59_2858948798" text:style-name="Index_20_Link" text:visited-style-name="Index_20_Link">Verilog<text:tab/>3</text:a></text:p>
          <text:p text:style-name="P1"><text:a xlink:type="simple" xlink:href="#__RefHeading___Toc61_2858948798" text:style-name="Index_20_Link" text:visited-style-name="Index_20_Link">Scala<text:tab/>3</text:a></text:p>
          <text:p text:style-name="P1"><text:a xlink:type="simple" xlink:href="#__RefHeading___Toc63_2858948798" text:style-name="Index_20_Link" text:visited-style-name="Index_20_Link">Lisp<text:tab/>3</text:a></text:p>
          <text:p text:style-name="P1"><text:a xlink:type="simple" xlink:href="#__RefHeading___Toc65_2858948798" text:style-name="Index_20_Link" text:visited-style-name="Index_20_Link">R<text:tab/>3</text:a></text:p>
          <text:p text:style-name="P1"><text:a xlink:type="simple" xlink:href="#__RefHeading___Toc67_2858948798" text:style-name="Index_20_Link" text:visited-style-name="Index_20_Link">SQL<text:tab/>3</text:a></text:p>
          <text:p text:style-name="P1"><text:a xlink:type="simple" xlink:href="#__RefHeading___Toc69_2858948798" text:style-name="Index_20_Link" text:visited-style-name="Index_20_Link">SAS<text:tab/>3</text:a></text:p>
          <text:p text:style-name="P1"><text:a xlink:type="simple" xlink:href="#__RefHeading___Toc71_2858948798" text:style-name="Index_20_Link" text:visited-style-name="Index_20_Link">Scratch<text:tab/>3</text:a></text:p>
          <text:p text:style-name="P1"><text:a xlink:type="simple" xlink:href="#__RefHeading___Toc73_2858948798" text:style-name="Index_20_Link" text:visited-style-name="Index_20_Link">Lua<text:tab/>3</text:a></text:p>
          <text:p text:style-name="P1"><text:a xlink:type="simple" xlink:href="#__RefHeading___Toc75_2858948798" text:style-name="Index_20_Link" text:visited-style-name="Index_20_Link">Delphi / Object Pascal<text:tab/>3</text:a></text:p>
          <text:p text:style-name="P1"><text:a xlink:type="simple" xlink:href="#__RefHeading___Toc77_2858948798" text:style-name="Index_20_Link" text:visited-style-name="Index_20_Link">Matlab<text:tab/>3</text:a></text:p>
          <text:p text:style-name="P1"><text:a xlink:type="simple" xlink:href="#__RefHeading___Toc79_2858948798" text:style-name="Index_20_Link" text:visited-style-name="Index_20_Link">Dart<text:tab/>3</text:a></text:p>
          <text:p text:style-name="P1"><text:a xlink:type="simple" xlink:href="#__RefHeading___Toc81_2858948798" text:style-name="Index_20_Link" text:visited-style-name="Index_20_Link">Julia<text:tab/>3</text:a></text:p>
        </text:index-body>
      </text:table-of-content>
      <text:h text:style-name="Heading_20_3" text:outline-level="3"><text:soft-page-break/></text:h>
      <text:h text:style-name="Heading_20_3" text:outline-level="3"><text:bookmark text:name="yui_3_18_1_1_1759344860865_36"/><text:bookmark-start text:name="__RefHeading___Toc3_2858948798"/>PHP:<text:bookmark-end text:name="__RefHeading___Toc3_2858948798"/></text:h>
      <text:p text:style-name="P8"><text:tab/><text:tab/><text:span text:style-name="Strong_20_Emphasis"><text:span text:style-name="T1">Nivel de abstracción:</text:span></text:span><text:span text:style-name="T3"> Alto nivel.</text:span></text:p>
      <text:list text:style-name="L3">
        <text:list-item>
          <text:list>
            <text:list-item>
              <text:list>
                <text:list-header>
                  <text:p text:style-name="P2"><text:span text:style-name="Strong_20_Emphasis">Paradigma:</text:span> Imperativo, orientado a objetos, funcional, procedural.</text:p>
                </text:list-header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header>
                  <text:p text:style-name="P3"><text:span text:style-name="Strong_20_Emphasis">Características clave: </text:span>Creado para el desarrollo web dinámico.</text:p>
                </text:list-header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header>
                  <text:p text:style-name="P4">Sintaxis similar a C, pero con herramientas enfocadas en la manipulación de HTML, bases de datos y formularios.</text:p>
                  <text:p text:style-name="P4">Gran comunidad y ecosistema de frameworks (Laravel, Symfony).</text:p>
                </text:list-header>
              </text:list>
            </text:list-item>
          </text:list>
        </text:list-item>
      </text:list>
      <text:list text:style-name="L6">
        <text:list-header>
          <text:p text:style-name="P5"><text:span text:style-name="Strong_20_Emphasis">Propósito/Usos típicos:</text:span></text:p>
        </text:list-header>
      </text:list>
      <text:list text:style-name="L7">
        <text:list-item>
          <text:list>
            <text:list-header>
              <text:p text:style-name="P6">Aplicaciones web y sitios dinámicos.</text:p>
              <text:p text:style-name="P6">Sistemas de gestión de contenido (WordPress, Joomla, Drupal).</text:p>
              <text:p text:style-name="P6">APIs REST y GraphQL.</text:p>
              <text:p text:style-name="P6">Automatización de procesos web.</text:p>
            </text:list-header>
          </text:list>
        </text:list-item>
      </text:list>
      <text:list text:style-name="L8">
        <text:list-header>
          <text:p text:style-name="P7"><text:span text:style-name="Strong_20_Emphasis">Cercanía a la máquina:</text:span> Lenguaje de <text:span text:style-name="Strong_20_Emphasis">alto nivel</text:span>, diseñado para la facilidad de programación, no para optimización de hardware.</text:p>
        </text:list-header>
      </text:list>
      <text:p text:style-name="P9"><text:span text:style-name="T3"/></text:p>
      <text:h text:style-name="Heading_20_3" text:outline-level="3"><text:bookmark-start text:name="__RefHeading___Toc5_2858948798"/><text:soft-page-break/>Java<text:bookmark-end text:name="__RefHeading___Toc5_2858948798"/></text:h>
      <text:h text:style-name="Heading_20_3" text:outline-level="3"><text:bookmark-start text:name="__RefHeading___Toc7_2858948798"/>JavaScript<text:bookmark-end text:name="__RefHeading___Toc7_2858948798"/></text:h>
      <text:h text:style-name="Heading_20_3" text:outline-level="3"><text:bookmark-start text:name="__RefHeading___Toc9_2858948798"/>Ruby<text:bookmark-end text:name="__RefHeading___Toc9_2858948798"/></text:h>
      <text:h text:style-name="Heading_20_3" text:outline-level="3"><text:bookmark-start text:name="__RefHeading___Toc11_2858948798"/>Go<text:bookmark-end text:name="__RefHeading___Toc11_2858948798"/></text:h>
      <text:h text:style-name="Heading_20_3" text:outline-level="3"><text:bookmark-start text:name="__RefHeading___Toc13_2858948798"/>Python<text:bookmark-end text:name="__RefHeading___Toc13_2858948798"/></text:h>
      <text:h text:style-name="Heading_20_3" text:outline-level="3"><text:bookmark-start text:name="__RefHeading___Toc15_2858948798"/>Cobol<text:bookmark-end text:name="__RefHeading___Toc15_2858948798"/></text:h>
      <text:h text:style-name="Heading_20_3" text:outline-level="3"><text:bookmark-start text:name="__RefHeading___Toc17_2858948798"/>C<text:bookmark-end text:name="__RefHeading___Toc17_2858948798"/></text:h>
      <text:h text:style-name="Heading_20_3" text:outline-level="3"><text:bookmark-start text:name="__RefHeading___Toc19_2858948798"/>Pascal<text:bookmark-end text:name="__RefHeading___Toc19_2858948798"/></text:h>
      <text:h text:style-name="Heading_20_3" text:outline-level="3"><text:bookmark-start text:name="__RefHeading___Toc21_2858948798"/>C++<text:bookmark-end text:name="__RefHeading___Toc21_2858948798"/></text:h>
      <text:h text:style-name="Heading_20_3" text:outline-level="3"><text:bookmark-start text:name="__RefHeading___Toc23_2858948798"/>TypeScript<text:bookmark-end text:name="__RefHeading___Toc23_2858948798"/></text:h>
      <text:h text:style-name="Heading_20_3" text:outline-level="3"><text:bookmark-start text:name="__RefHeading___Toc25_2858948798"/>Objective C<text:bookmark-end text:name="__RefHeading___Toc25_2858948798"/></text:h>
      <text:h text:style-name="Heading_20_3" text:outline-level="3"><text:bookmark-start text:name="__RefHeading___Toc27_2858948798"/>C#<text:bookmark-end text:name="__RefHeading___Toc27_2858948798"/></text:h>
      <text:h text:style-name="Heading_20_3" text:outline-level="3"><text:bookmark-start text:name="__RefHeading___Toc29_2858948798"/>Visual Basic<text:bookmark-end text:name="__RefHeading___Toc29_2858948798"/></text:h>
      <text:h text:style-name="Heading_20_3" text:outline-level="3"><text:bookmark-start text:name="__RefHeading___Toc31_2858948798"/>Rust<text:bookmark-end text:name="__RefHeading___Toc31_2858948798"/></text:h>
      <text:h text:style-name="Heading_20_3" text:outline-level="3"><text:bookmark-start text:name="__RefHeading___Toc33_2858948798"/>Scheme<text:bookmark-end text:name="__RefHeading___Toc33_2858948798"/></text:h>
      <text:h text:style-name="Heading_20_3" text:outline-level="3"><text:bookmark-start text:name="__RefHeading___Toc35_2858948798"/>Swift<text:bookmark-end text:name="__RefHeading___Toc35_2858948798"/></text:h>
      <text:h text:style-name="Heading_20_3" text:outline-level="3"><text:bookmark-start text:name="__RefHeading___Toc37_2858948798"/>Ensamblador<text:bookmark-end text:name="__RefHeading___Toc37_2858948798"/></text:h>
      <text:h text:style-name="Heading_20_3" text:outline-level="3"><text:bookmark-start text:name="__RefHeading___Toc39_2858948798"/>Fortran<text:bookmark-end text:name="__RefHeading___Toc39_2858948798"/></text:h>
      <text:h text:style-name="Heading_20_3" text:outline-level="3"><text:bookmark-start text:name="__RefHeading___Toc41_2858948798"/>ADA<text:bookmark-end text:name="__RefHeading___Toc41_2858948798"/></text:h>
      <text:h text:style-name="Heading_20_3" text:outline-level="3"><text:bookmark-start text:name="__RefHeading___Toc43_2858948798"/>Prolog<text:bookmark-end text:name="__RefHeading___Toc43_2858948798"/></text:h>
      <text:h text:style-name="Heading_20_3" text:outline-level="3"><text:bookmark-start text:name="__RefHeading___Toc45_2858948798"/>Tcl<text:bookmark-end text:name="__RefHeading___Toc45_2858948798"/></text:h>
      <text:h text:style-name="Heading_20_3" text:outline-level="3"><text:bookmark-start text:name="__RefHeading___Toc47_2858948798"/>Simula<text:bookmark-end text:name="__RefHeading___Toc47_2858948798"/></text:h>
      <text:h text:style-name="Heading_20_3" text:outline-level="3"><text:bookmark-start text:name="__RefHeading___Toc49_2858948798"/>Kotlin<text:bookmark-end text:name="__RefHeading___Toc49_2858948798"/></text:h>
      <text:h text:style-name="Heading_20_3" text:outline-level="3"><text:bookmark-start text:name="__RefHeading___Toc51_2858948798"/>Tcl<text:bookmark-end text:name="__RefHeading___Toc51_2858948798"/></text:h>
      <text:h text:style-name="Heading_20_3" text:outline-level="3"><text:bookmark-start text:name="__RefHeading___Toc53_2858948798"/>Simula<text:bookmark-end text:name="__RefHeading___Toc53_2858948798"/></text:h>
      <text:h text:style-name="Heading_20_3" text:outline-level="3"><text:bookmark-start text:name="__RefHeading___Toc55_2858948798"/><text:soft-page-break/>Smalltalk<text:bookmark-end text:name="__RefHeading___Toc55_2858948798"/></text:h>
      <text:h text:style-name="Heading_20_3" text:outline-level="3"><text:bookmark-start text:name="__RefHeading___Toc57_2858948798"/>Perl<text:bookmark-end text:name="__RefHeading___Toc57_2858948798"/></text:h>
      <text:h text:style-name="Heading_20_3" text:outline-level="3"><text:bookmark-start text:name="__RefHeading___Toc59_2858948798"/>Verilog<text:bookmark-end text:name="__RefHeading___Toc59_2858948798"/></text:h>
      <text:h text:style-name="Heading_20_3" text:outline-level="3"><text:bookmark-start text:name="__RefHeading___Toc61_2858948798"/>Scala<text:bookmark-end text:name="__RefHeading___Toc61_2858948798"/></text:h>
      <text:h text:style-name="Heading_20_3" text:outline-level="3"><text:bookmark-start text:name="__RefHeading___Toc63_2858948798"/>Lisp<text:bookmark-end text:name="__RefHeading___Toc63_2858948798"/></text:h>
      <text:h text:style-name="Heading_20_3" text:outline-level="3"><text:bookmark-start text:name="__RefHeading___Toc65_2858948798"/>R<text:bookmark-end text:name="__RefHeading___Toc65_2858948798"/></text:h>
      <text:h text:style-name="Heading_20_3" text:outline-level="3"><text:bookmark-start text:name="__RefHeading___Toc67_2858948798"/>SQL<text:bookmark-end text:name="__RefHeading___Toc67_2858948798"/></text:h>
      <text:h text:style-name="Heading_20_3" text:outline-level="3"><text:bookmark-start text:name="__RefHeading___Toc69_2858948798"/>SAS<text:bookmark-end text:name="__RefHeading___Toc69_2858948798"/></text:h>
      <text:h text:style-name="Heading_20_3" text:outline-level="3"><text:bookmark-start text:name="__RefHeading___Toc71_2858948798"/>Scratch<text:bookmark-end text:name="__RefHeading___Toc71_2858948798"/></text:h>
      <text:h text:style-name="Heading_20_3" text:outline-level="3"><text:bookmark-start text:name="__RefHeading___Toc73_2858948798"/>Lua<text:bookmark-end text:name="__RefHeading___Toc73_2858948798"/></text:h>
      <text:h text:style-name="Heading_20_3" text:outline-level="3"><text:bookmark-start text:name="__RefHeading___Toc75_2858948798"/>Delphi / Object Pascal<text:bookmark-end text:name="__RefHeading___Toc75_2858948798"/></text:h>
      <text:h text:style-name="Heading_20_3" text:outline-level="3"><text:bookmark-start text:name="__RefHeading___Toc77_2858948798"/>Matlab<text:bookmark-end text:name="__RefHeading___Toc77_2858948798"/></text:h>
      <text:h text:style-name="Heading_20_3" text:outline-level="3"><text:bookmark-start text:name="__RefHeading___Toc79_2858948798"/>Dart<text:bookmark-end text:name="__RefHeading___Toc79_2858948798"/></text:h>
      <text:h text:style-name="Heading_20_3" text:outline-level="3"><text:bookmark-start text:name="__RefHeading___Toc81_2858948798"/>Julia<text:bookmark-end text:name="__RefHeading___Toc81_2858948798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20:56:28.474000000</meta:creation-date>
    <dc:date>2025-10-01T21:09:33.728000000</dc:date>
    <meta:editing-duration>PT13M6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93" meta:word-count="230" meta:character-count="1206" meta:non-whitespace-character-count="1075"/>
  </office:meta>
</office:document-meta>
</file>